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alidationRule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alidationRuleBuilder.parseExpression( String exprString , Element element , String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alidationRuleBuilder.buildFailMessage( Element validationRuleElement , AbstractValidationRule r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alidationRuleBuil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